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6pt" officeooo:rsid="0011c266" officeooo:paragraph-rsid="001a9d17" style:font-size-asian="14pt" style:font-size-complex="16pt"/>
    </style:style>
    <style:style style:name="P2" style:family="paragraph" style:parent-style-name="Text_20_body">
      <style:text-properties fo:font-size="16pt" officeooo:rsid="0011c266" officeooo:paragraph-rsid="002fbd1b" style:font-size-asian="14pt" style:font-size-complex="16pt"/>
    </style:style>
    <style:style style:name="P3" style:family="paragraph" style:parent-style-name="Text_20_body">
      <style:text-properties fo:font-size="16pt" officeooo:rsid="0011c266" officeooo:paragraph-rsid="003cb23f" style:font-size-asian="14pt" style:font-size-complex="16pt"/>
    </style:style>
    <style:style style:name="T1" style:family="text">
      <style:text-properties officeooo:rsid="0013b19e"/>
    </style:style>
    <style:style style:name="T2" style:family="text">
      <style:text-properties fo:font-style="italic" officeooo:rsid="0016bc23" style:font-style-asian="italic" style:font-style-complex="italic"/>
    </style:style>
    <style:style style:name="T3" style:family="text">
      <style:text-properties fo:font-style="italic" fo:font-weight="normal" officeooo:rsid="00222388" style:font-style-asian="italic" style:font-weight-asian="normal" style:font-style-complex="italic" style:font-weight-complex="normal"/>
    </style:style>
    <style:style style:name="T4" style:family="text">
      <style:text-properties fo:font-style="normal" officeooo:rsid="0016bc23" style:font-style-asian="normal" style:font-style-complex="normal"/>
    </style:style>
    <style:style style:name="T5" style:family="text">
      <style:text-properties fo:font-style="normal" officeooo:rsid="0018ac6b" style:font-style-asian="normal" style:font-style-complex="normal"/>
    </style:style>
    <style:style style:name="T6" style:family="text">
      <style:text-properties fo:font-style="normal" officeooo:rsid="001a9d17" style:font-style-asian="normal" style:font-style-complex="normal"/>
    </style:style>
    <style:style style:name="T7" style:family="text">
      <style:text-properties fo:font-style="normal" officeooo:rsid="001b068e" style:font-style-asian="normal" style:font-style-complex="normal"/>
    </style:style>
    <style:style style:name="T8" style:family="text">
      <style:text-properties fo:font-style="normal" fo:font-weight="bold" officeooo:rsid="001b068e" style:font-style-asian="normal" style:font-weight-asian="bold" style:font-style-complex="normal" style:font-weight-complex="bold"/>
    </style:style>
    <style:style style:name="T9" style:family="text">
      <style:text-properties fo:font-style="normal" fo:font-weight="bold" officeooo:rsid="001bc57f" style:font-style-asian="normal" style:font-weight-asian="bold" style:font-style-complex="normal" style:font-weight-complex="bold"/>
    </style:style>
    <style:style style:name="T10" style:family="text">
      <style:text-properties fo:font-style="normal" fo:font-weight="normal" officeooo:rsid="001b068e" style:font-style-asian="normal" style:font-weight-asian="normal" style:font-style-complex="normal" style:font-weight-complex="normal"/>
    </style:style>
    <style:style style:name="T11" style:family="text">
      <style:text-properties fo:font-style="normal" fo:font-weight="normal" officeooo:rsid="001ca0c2" style:font-style-asian="normal" style:font-weight-asian="normal" style:font-style-complex="normal" style:font-weight-complex="normal"/>
    </style:style>
    <style:style style:name="T12" style:family="text">
      <style:text-properties fo:font-style="normal" fo:font-weight="normal" officeooo:rsid="001df938" style:font-style-asian="normal" style:font-weight-asian="normal" style:font-style-complex="normal" style:font-weight-complex="normal"/>
    </style:style>
    <style:style style:name="T13" style:family="text">
      <style:text-properties fo:font-style="normal" fo:font-weight="normal" officeooo:rsid="001e4f4d" style:font-style-asian="normal" style:font-weight-asian="normal" style:font-style-complex="normal" style:font-weight-complex="normal"/>
    </style:style>
    <style:style style:name="T14" style:family="text">
      <style:text-properties fo:font-style="normal" fo:font-weight="normal" officeooo:rsid="001ea923" style:font-style-asian="normal" style:font-weight-asian="normal" style:font-style-complex="normal" style:font-weight-complex="normal"/>
    </style:style>
    <style:style style:name="T15" style:family="text">
      <style:text-properties fo:font-style="normal" fo:font-weight="normal" officeooo:rsid="001feece" style:font-style-asian="normal" style:font-weight-asian="normal" style:font-style-complex="normal" style:font-weight-complex="normal"/>
    </style:style>
    <style:style style:name="T16" style:family="text">
      <style:text-properties fo:font-style="normal" fo:font-weight="normal" officeooo:rsid="001ffbf6" style:font-style-asian="normal" style:font-weight-asian="normal" style:font-style-complex="normal" style:font-weight-complex="normal"/>
    </style:style>
    <style:style style:name="T17" style:family="text">
      <style:text-properties fo:font-style="normal" fo:font-weight="normal" officeooo:rsid="0021f09a" style:font-style-asian="normal" style:font-weight-asian="normal" style:font-style-complex="normal" style:font-weight-complex="normal"/>
    </style:style>
    <style:style style:name="T18" style:family="text">
      <style:text-properties fo:font-style="normal" fo:font-weight="normal" officeooo:rsid="00221b1b" style:font-style-asian="normal" style:font-weight-asian="normal" style:font-style-complex="normal" style:font-weight-complex="normal"/>
    </style:style>
    <style:style style:name="T19" style:family="text">
      <style:text-properties fo:font-style="normal" fo:font-weight="normal" officeooo:rsid="0024112f" style:font-style-asian="normal" style:font-weight-asian="normal" style:font-style-complex="normal" style:font-weight-complex="normal"/>
    </style:style>
    <style:style style:name="T20" style:family="text">
      <style:text-properties fo:font-style="normal" fo:font-weight="normal" officeooo:rsid="00222388" style:font-style-asian="normal" style:font-weight-asian="normal" style:font-style-complex="normal" style:font-weight-complex="normal"/>
    </style:style>
    <style:style style:name="T21" style:family="text">
      <style:text-properties fo:font-style="normal" fo:font-weight="normal" officeooo:rsid="0025880a" style:font-style-asian="normal" style:font-weight-asian="normal" style:font-style-complex="normal" style:font-weight-complex="normal"/>
    </style:style>
    <style:style style:name="T22" style:family="text">
      <style:text-properties fo:font-style="normal" fo:font-weight="normal" officeooo:rsid="0027842d" style:font-style-asian="normal" style:font-weight-asian="normal" style:font-style-complex="normal" style:font-weight-complex="normal"/>
    </style:style>
    <style:style style:name="T23" style:family="text">
      <style:text-properties fo:font-style="normal" fo:font-weight="normal" officeooo:rsid="00295e26" style:font-style-asian="normal" style:font-weight-asian="normal" style:font-style-complex="normal" style:font-weight-complex="normal"/>
    </style:style>
    <style:style style:name="T24" style:family="text">
      <style:text-properties fo:font-style="normal" fo:font-weight="normal" officeooo:rsid="002a405d" style:font-style-asian="normal" style:font-weight-asian="normal" style:font-style-complex="normal" style:font-weight-complex="normal"/>
    </style:style>
    <style:style style:name="T25" style:family="text">
      <style:text-properties fo:font-style="normal" fo:font-weight="normal" officeooo:rsid="002befb2" style:font-style-asian="normal" style:font-weight-asian="normal" style:font-style-complex="normal" style:font-weight-complex="normal"/>
    </style:style>
    <style:style style:name="T26" style:family="text">
      <style:text-properties fo:font-style="normal" fo:font-weight="normal" officeooo:rsid="002fbd1b" style:font-style-asian="normal" style:font-weight-asian="normal" style:font-style-complex="normal" style:font-weight-complex="normal"/>
    </style:style>
    <style:style style:name="T27" style:family="text">
      <style:text-properties fo:font-style="normal" fo:font-weight="normal" officeooo:rsid="00317821" style:font-style-asian="normal" style:font-weight-asian="normal" style:font-style-complex="normal" style:font-weight-complex="normal"/>
    </style:style>
    <style:style style:name="T28" style:family="text">
      <style:text-properties fo:font-style="normal" fo:font-weight="normal" officeooo:rsid="00351615" style:font-style-asian="normal" style:font-weight-asian="normal" style:font-style-complex="normal" style:font-weight-complex="normal"/>
    </style:style>
    <style:style style:name="T29" style:family="text">
      <style:text-properties fo:font-style="normal" fo:font-weight="normal" officeooo:rsid="003540e0" style:font-style-asian="normal" style:font-weight-asian="normal" style:font-style-complex="normal" style:font-weight-complex="normal"/>
    </style:style>
    <style:style style:name="T30" style:family="text">
      <style:text-properties fo:font-style="normal" fo:font-weight="normal" officeooo:rsid="0036d6fc" style:font-style-asian="normal" style:font-weight-asian="normal" style:font-style-complex="normal" style:font-weight-complex="normal"/>
    </style:style>
    <style:style style:name="T31" style:family="text">
      <style:text-properties fo:font-style="normal" fo:font-weight="normal" officeooo:rsid="003747f0" style:font-style-asian="normal" style:font-weight-asian="normal" style:font-style-complex="normal" style:font-weight-complex="normal"/>
    </style:style>
    <style:style style:name="T32" style:family="text">
      <style:text-properties fo:font-style="normal" fo:font-weight="normal" officeooo:rsid="00388b82" style:font-style-asian="normal" style:font-weight-asian="normal" style:font-style-complex="normal" style:font-weight-complex="normal"/>
    </style:style>
    <style:style style:name="T33" style:family="text">
      <style:text-properties fo:font-style="normal" fo:font-weight="normal" officeooo:rsid="003907e1" style:font-style-asian="normal" style:font-weight-asian="normal" style:font-style-complex="normal" style:font-weight-complex="normal"/>
    </style:style>
    <style:style style:name="T34" style:family="text">
      <style:text-properties fo:font-style="normal" fo:font-weight="normal" officeooo:rsid="00391155" style:font-style-asian="normal" style:font-weight-asian="normal" style:font-style-complex="normal" style:font-weight-complex="normal"/>
    </style:style>
    <style:style style:name="T35" style:family="text">
      <style:text-properties fo:font-style="normal" fo:font-weight="normal" officeooo:rsid="003a8f43" style:font-style-asian="normal" style:font-weight-asian="normal" style:font-style-complex="normal" style:font-weight-complex="normal"/>
    </style:style>
    <style:style style:name="T36" style:family="text">
      <style:text-properties fo:font-style="normal" fo:font-weight="normal" officeooo:rsid="003b7c32" style:font-style-asian="normal" style:font-weight-asian="normal" style:font-style-complex="normal" style:font-weight-complex="normal"/>
    </style:style>
    <style:style style:name="T37" style:family="text">
      <style:text-properties fo:font-style="normal" fo:font-weight="normal" officeooo:rsid="003cb23f" style:font-style-asian="normal" style:font-weight-asian="normal" style:font-style-complex="normal" style:font-weight-complex="normal"/>
    </style:style>
    <style:style style:name="T38" style:family="text">
      <style:text-properties fo:font-style="normal" fo:font-weight="normal" officeooo:rsid="003cfcc6" style:font-style-asian="normal" style:font-weight-asian="normal" style:font-style-complex="normal" style:font-weight-complex="normal"/>
    </style:style>
    <style:style style:name="T39" style:family="text">
      <style:text-properties fo:font-style="normal" fo:font-weight="normal" officeooo:rsid="003d96af" style:font-style-asian="normal" style:font-weight-asian="normal" style:font-style-complex="normal" style:font-weight-complex="normal"/>
    </style:style>
    <style:style style:name="T40" style:family="text">
      <style:text-properties fo:font-style="normal" fo:font-weight="normal" officeooo:rsid="00410a5a" style:font-style-asian="normal" style:font-weight-asian="normal" style:font-style-complex="normal" style:font-weight-complex="normal"/>
    </style:style>
    <style:style style:name="T41" style:family="text">
      <style:text-properties fo:font-style="normal" fo:font-weight="normal" officeooo:rsid="00423a1d" style:font-style-asian="normal" style:font-weight-asian="normal" style:font-style-complex="normal" style:font-weight-complex="normal"/>
    </style:style>
    <style:style style:name="T42" style:family="text">
      <style:text-properties fo:font-style="normal" fo:font-weight="normal" officeooo:rsid="00430119" style:font-style-asian="normal" style:font-weight-asian="normal" style:font-style-complex="normal" style:font-weight-complex="normal"/>
    </style:style>
    <style:style style:name="T43" style:family="text">
      <style:text-properties fo:font-style="normal" fo:font-weight="normal" officeooo:rsid="00443eb1" style:font-style-asian="normal" style:font-weight-asian="normal" style:font-style-complex="normal" style:font-weight-complex="normal"/>
    </style:style>
    <style:style style:name="T44" style:family="text">
      <style:text-properties fo:font-style="normal" fo:font-weight="normal" officeooo:rsid="0045410b" style:font-style-asian="normal" style:font-weight-asian="normal" style:font-style-complex="normal" style:font-weight-complex="normal"/>
    </style:style>
    <style:style style:name="T45" style:family="text">
      <style:text-properties fo:font-style="normal" fo:font-weight="normal" officeooo:rsid="0046c835" style:font-style-asian="normal" style:font-weight-asian="normal" style:font-style-complex="normal" style:font-weight-complex="normal"/>
    </style:style>
    <style:style style:name="T46" style:family="text">
      <style:text-properties fo:font-style="normal" fo:font-weight="normal" officeooo:rsid="0047b898" style:font-style-asian="normal" style:font-weight-asian="normal" style:font-style-complex="normal" style:font-weight-complex="normal"/>
    </style:style>
    <style:style style:name="T47" style:family="text">
      <style:text-properties officeooo:rsid="003f2c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o the code</text:p>
      <text:p text:style-name="Text_20_body"/>
      <text:p text:style-name="P1"><text:tab/>At first sight, programming seems <text:span text:style-name="T47">to be</text:span> a tedious and boring task for everyone, especially for those who aren't in the field of computer science and need it sometimes. Indeed, it involves some basic math, a few engineering or developing skills, know of algorithms; <text:span text:style-name="T1">a bit of everything and not to forget, the</text:span> patience and many <text:span text:style-name="T1">many</text:span> hours of free time turned into temporary torment. <text:span text:style-name="T1">But... there's more than that. There is passion, calm and beauty, there's also ingenuity, devotion, genius, wisdom and good will, all gathered in one place, mixed up and dissipated among various statements and lines of </text:span><text:span text:style-name="T2">code</text:span><text:span text:style-name="T4">. </text:span><text:span text:style-name="T5">To think and write *high quality* code is a hobby, not a stressful job to make a living from. </text:span><text:span text:style-name="T6">And despite of all the free and comprehensive resources on the web or libraries, not everyone could do it in the right way, even if is thinking that.</text:span></text:p>
      <text:p text:style-name="P2"><text:span text:style-name="T6"><text:tab/></text:span><text:span text:style-name="T5">I know it sounds silly, but this can be easily observed by comparing not so curious people </text:span><text:span text:style-name="T7">that studied mathematics and/or informatics in high school, that eventually chose and attended CS courses in their university for obtaining a bachelor degree and getting hired, with </text:span><text:span text:style-name="T8">fre</text:span><text:span text:style-name="T9">e </text:span><text:span text:style-name="T10">people </text:span><text:span text:style-name="T11">that were eager to learn without being prepared, that studied on their own, that sacrificed their childhood and teenage in the hope that they will be very pleased of the things</text:span><text:span text:style-name="T10"> </text:span><text:span text:style-name="T11">they had to create,</text:span><text:span text:style-name="T10"> without being controlled by </text:span><text:span text:style-name="T11">this sick</text:span><text:span text:style-name="T10"> system, </text:span><text:span text:style-name="T11">with their strong wings flying towards outside the herd. </text:span><text:span text:style-name="T12">This kind of persons puts trust and love in their sources, hides </text:span><text:span text:style-name="T13">without knowing and without notice steps from their life in their projects and searches for more info when they need help without waiting for ready-made snippets from their colleagues. </text:span><text:span text:style-name="T26">When you read someone's source code, you read poetry, because they focus on code legibility and </text:span><text:span text:style-name="T14">hate “plagiarism”</text:span><text:span text:style-name="T26"> </text:span><text:span text:style-name="T27">with </text:span><text:span text:style-name="T28">the</text:span><text:span text:style-name="T27"> main quality</text:span><text:span text:style-name="T13"> </text:span><text:span text:style-name="T27">of</text:span><text:span text:style-name="T14"> think</text:span><text:span text:style-name="T27">ing</text:span><text:span text:style-name="T14"> outside the box. </text:span><text:span text:style-name="T15">These guys are the rare human beings who see the </text:span><text:span text:style-name="T16">true</text:span><text:span text:style-name="T15"> importance and many advantages programming can offer. </text:span><text:span text:style-name="T17">They perceive this as the future of all things running on electricity, a valuable and almost necessary </text:span><text:span text:style-name="T18">qualification</text:span><text:span text:style-name="T17">, </text:span><text:span text:style-name="T18">that </text:span><text:soft-page-break/><text:span text:style-name="T18">indirectly reveals other skills about the concerned person. <text:s/></text:span><text:span text:style-name="T20">And like a great (paraphrased) quote said </text:span><text:span text:style-name="T3">“Vocation is where hobby meets the needs of society.”</text:span><text:span text:style-name="T20">, </text:span><text:span text:style-name="T19">those people could be the software pioneers of upcoming high advanced machines, meant to replace step by step every dangerous or redundant human task.</text:span></text:p>
      <text:p text:style-name="P3"><text:span text:style-name="T19"><text:tab/></text:span><text:span text:style-name="T21">From the social point of view, the life of a programmer doesn't sound </text:span><text:span text:style-name="T22">too </text:span><text:span text:style-name="T21">desirable, but I assure you they have </text:span><text:span text:style-name="T23">a</text:span><text:span text:style-name="T21"> lot of fun. </text:span><text:span text:style-name="T24">Staying in front of the computer is just one way </text:span><text:span text:style-name="T25">of expressing their feelings and ideas about a real-world problem that needs automation or fast calculus. </text:span><text:span text:style-name="T29">Similar to artists, through code you conceive and materialize ideas, build and destroy almost in an infinite loop chunks of instructions just to make sure everything is perfect and after one final rewrite and many other readings and tests, the masterpiece is finished, </text:span><text:span text:style-name="T30">ready to be published and maintained. </text:span><text:span text:style-name="T31">Learning and practicing more deeply to fully understand the concepts and paradigms will always </text:span><text:span text:style-name="T32">lead to</text:span><text:span text:style-name="T31"> a big </text:span><text:span text:style-name="T32">and</text:span><text:span text:style-name="T31"> positive impact on your life. </text:span><text:span text:style-name="T33">It will help you to make strong plans, think in advance, anticipate and treat issues. Also, you'll be very accommodate to document and keep a log of your future events and to always leave yourself an escape route, by thinking of worst, as you normally (should) do with your code. </text:span><text:span text:style-name="T34">You'll be careful and thrifty with your resources and act </text:span><text:span text:style-name="T35">efficient. </text:span><text:span text:style-name="T36">But not everything is milk &amp; honey, you could experience some downsides like unbearable interruptions </text:span><text:span text:style-name="T37">and inability to </text:span><text:span text:style-name="T38">be productive</text:span><text:span text:style-name="T37"> without being isolated from the others </text:span><text:span text:style-name="T39">(</text:span><text:span text:style-name="T37">wired in</text:span><text:span text:style-name="T39">)</text:span><text:span text:style-name="T37">. </text:span><text:span text:style-name="T40">In the past years, programming became </text:span><text:span text:style-name="T41">more like a religion with many dense supporting communities all around the world </text:span><text:span text:style-name="T42">and there are algorithm and problem solving contests in every corner of the </text:span><text:span text:style-name="T45">web</text:span><text:span text:style-name="T42">.</text:span></text:p>
      <text:p text:style-name="P3"><text:span text:style-name="T42"><text:tab/></text:span><text:span text:style-name="T44">In conclusion, a “complete” software developer is not only </text:span><text:span text:style-name="T46">a</text:span><text:span text:style-name="T44"> </text:span><text:span text:style-name="T45">geek who writes code all night and sleeps in the day, but it's person with great potential, capable of doing almost everything, because of its multiple and versatile ski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smin Poieana</meta:initial-creator>
    <meta:creation-date>2014-05-03T22:15:57.073511845</meta:creation-date>
    <dc:date>2014-05-04T23:55:37.762089842</dc:date>
    <dc:creator>Cosmin Poieana</dc:creator>
    <meta:editing-duration>PT11H1M14S</meta:editing-duration>
    <meta:editing-cycles>47</meta:editing-cycles>
    <meta:generator>LibreOffice/4.2.3.3$Linux_X86_64 LibreOffice_project/420m0$Build-3</meta:generator>
    <meta:document-statistic meta:table-count="0" meta:image-count="0" meta:object-count="0" meta:page-count="2" meta:paragraph-count="5" meta:word-count="686" meta:character-count="4102" meta:non-whitespace-character-count="3416"/>
  </office:meta>
</office:document-meta>
</file>